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HandlerWrapper.ignorableWhitespace( char ch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HandlerWrapper.startElement( String uri , String loc , String raw , Attributes a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ocumentHandlerWrapper.endElement( String uri , String loc , String ra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HandlerWrapper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HandlerWrapp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HandlerWrapper.endPrefixMapping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HandlerWrapper.setDocumentLocator( 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HandlerWrapp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HandlerWrapper.enableLogging( Logger log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HandlerWrapper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HandlerWrapper.setDocumentHandler( DocumentHandler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HandlerWrapper.DocumentHandlerWrapper( DocumentHandler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HandlerWrapper.characters( char ch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HandlerWrapper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HandlerWrapper.DocumentHandler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